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SimSun-ExtB" svg:font-family="SimSun-ExtB" style:font-family-generic="modern" style:font-pitch="fixed"/>
    <style:font-face style:name="SimSun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SimSun-Ex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$dbh-&gt;exec("create table if not exists nr_produto</text:p>
      <text:p text:style-name="P1">(codigo varchar(12) not null,</text:p>
      <text:p text:style-name="P1">disp int default 0,</text:p>
      <text:p text:style-name="P1">resv int default 0,</text:p>
      <text:p text:style-name="P1">ultimo_estoque int default -1,</text:p>
      <text:p text:style-name="P1">estoque_last_updated date,</text:p>
      <text:p text:style-name="P1">nome varchar(120) not null,</text:p>
      <text:p text:style-name="P1">cx int default 0,</text:p>
      <text:p text:style-name="P1">inativo boolean default 0,</text:p>
      <text:p text:style-name="P1">constraint pk_produto primary key (codigo))</text:p>
      <text:p text:style-name="P1"/>
      <text:p text:style-name="P1">$dbh-&gt;exec("create table if not exists nr_compra</text:p>
      <text:p text:style-name="P1">(container varchar(32) not null,</text:p>
      <text:p text:style-name="P1">data date not null,</text:p>
      <text:p text:style-name="P1">produto varchar(12) not null,</text:p>
      <text:p text:style-name="P1">qtde int default 0,</text:p>
      <text:p text:style-name="P1">primary key (container, produto),</text:p>
      <text:p text:style-name="P1">foreign key (produto) references nr_produto (codigo))</text:p>
      <text:p text:style-name="P1"/>
      <text:p text:style-name="P1">$dbh-&gt;exec("create table if not exists nr_incluido</text:p>
      <text:p text:style-name="P1">(id int not null auto_increment,</text:p>
      <text:p text:style-name="P1">produto varchar(12) not null,</text:p>
      <text:p text:style-name="P1">data date,</text:p>
      <text:p text:style-name="P1">constraint pk_incluido primary key (id),</text:p>
      <text:p text:style-name="P1">constraint fk_incluido foreign key (produto)</text:p>
      <text:p text:style-name="P1">references nr_produto (codigo))</text:p>
      <text:p text:style-name="P1"/>
      <text:p text:style-name="P1">$dbh-&gt;exec("create table if not exists nr_atualizado</text:p>
      <text:p text:style-name="P1">(id int not null auto_increment,</text:p>
      <text:p text:style-name="P1">tipo varchar(32) not null,</text:p>
      <text:p text:style-name="P1">data date not null,</text:p>
      <text:p text:style-name="P1">constraint pk_atualizado primary key (id))</text:p>
      <text:p text:style-name="P1"/>
      <text:p text:style-name="P1">$dbh-&gt;exec("create table if not exists nr_chegando</text:p>
      <text:p text:style-name="P1">(produto varchar(12) not null,</text:p>
      <text:p text:style-name="P1">qtde int,</text:p>
      <text:p text:style-name="P1">nome varchar(32) not null,</text:p>
      <text:p text:style-name="P1">primary key (produto, nome),</text:p>
      <text:p text:style-name="P1">foreign key (produto) references nr_produto (codigo))</text:p>
      <text:p text:style-name="P1"/>
      <text:p text:style-name="P1">$dbh-&gt;exec("create table if not exists nr_pedidopontual</text:p>
      <text:p text:style-name="P1">(numero int not null,</text:p>
      <text:p text:style-name="P1">cliente varchar(128) not null,</text:p>
      <text:p text:style-name="P1">data date not null,</text:p>
      <text:p text:style-name="P1">constraint pk_pedidopontual primary key (numero))</text:p>
      <text:p text:style-name="P1"/>
      <text:p text:style-name="P1">$dbh-&gt;exec("create table if not exists nr_itempedidopontual</text:p>
      <text:p text:style-name="P1">(pedido int not null,</text:p>
      <text:p text:style-name="P1">produto varchar(12) not null,</text:p>
      <text:p text:style-name="P1">qtde int default 0,</text:p>
      <text:p text:style-name="P1">primary key (pedido, produto),</text:p>
      <text:p text:style-name="P1">foreign key (pedido) references nr_pedidopontual (numero),</text:p>
      <text:p text:style-name="P1">foreign key (produto) references nr_produto (codigo))</text:p>
      <text:p text:style-name="P1"/>
      <text:p text:style-name="P1">// nr_pedido, itempedidounia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SimSun-ExtB" svg:font-family="SimSun-ExtB" style:font-family-generic="modern" style:font-pitch="fixed"/>
    <style:font-face style:name="SimSun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1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eitor c</meta:initial-creator>
    <meta:creation-date>2019-07-22T15:13:59.04</meta:creation-date>
    <dc:date>2019-07-22T15:17:32.03</dc:date>
    <dc:creator>heitor c</dc:creator>
    <meta:editing-duration>PT3M34S</meta:editing-duration>
    <meta:editing-cycles>2</meta:editing-cycles>
    <meta:generator>OpenOffice/4.1.6$Win32 OpenOffice.org_project/416m1$Build-9790</meta:generator>
    <meta:document-statistic meta:table-count="0" meta:image-count="0" meta:object-count="0" meta:page-count="1" meta:paragraph-count="48" meta:word-count="213" meta:character-count="1593"/>
  </office:meta>
</office:document-meta>
</file>